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4a4a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44pt"/>
    </style:style>
    <style:style style:name="P2" style:family="paragraph">
      <style:paragraph-properties fo:text-align="center"/>
      <style:text-properties fo:font-size="44pt"/>
    </style:style>
    <style:style style:name="P3" style:family="paragraph">
      <style:paragraph-properties fo:margin-left="0cm" fo:margin-right="0cm" fo:text-indent="0cm"/>
      <style:text-properties fo:font-family="Verdana" style:font-family-generic="swiss" style:font-pitch="variable" fo:font-size="32pt"/>
    </style:style>
    <style:style style:name="P4" style:family="paragraph">
      <style:text-properties fo:font-family="Verdana" style:font-family-generic="swiss" style:font-pitch="variable"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Verdana" style:font-family-generic="swiss" style:font-pitch="variable" fo:font-size="36pt"/>
    </style:style>
    <style:style style:name="P7" style:family="paragraph">
      <style:paragraph-properties fo:text-align="center"/>
    </style:style>
    <style:style style:name="T1" style:family="text">
      <style:text-properties fo:font-size="44pt"/>
    </style:style>
    <style:style style:name="T2" style:family="text">
      <style:text-properties fo:font-family="Verdana" style:font-family-generic="swiss" style:font-pitch="variable" fo:font-size="32pt"/>
    </style:style>
    <style:style style:name="T3" style:family="text">
      <style:text-properties fo:font-family="Verdana" style:font-family-generic="swiss" style:font-pitch="variable"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9cm" svg:height="2.5cm" svg:x="8.135cm" svg:y="18.135cm">
          <text:p text:style-name="P1"><text:span text:style-name="T1">Folder</text:span></text:p>
        </draw:rect>
        <draw:rect draw:style-name="gr1" draw:text-style-name="P2" draw:layer="layout" svg:width="9cm" svg:height="2.5cm" svg:x="8.135cm" svg:y="15.635cm">
          <text:p text:style-name="P1"><text:span text:style-name="T1">List3</text:span></text:p>
        </draw:rect>
        <draw:rect draw:style-name="gr1" draw:text-style-name="P2" draw:layer="layout" svg:width="9cm" svg:height="2.5cm" svg:x="8.135cm" svg:y="13.135cm">
          <text:p text:style-name="P1"><text:span text:style-name="T1">Item</text:span></text:p>
        </draw:rect>
        <draw:rect draw:style-name="gr1" draw:text-style-name="P2" draw:layer="layout" svg:width="9cm" svg:height="2.5cm" svg:x="8.135cm" svg:y="10.635cm">
          <text:p text:style-name="P1"><text:span text:style-name="T1">List2</text:span></text:p>
        </draw:rect>
        <draw:rect draw:style-name="gr1" draw:text-style-name="P2" draw:layer="layout" svg:width="9cm" svg:height="2.5cm" svg:x="8.135cm" svg:y="8.135cm">
          <text:p text:style-name="P1"><text:span text:style-name="T1">List1</text:span></text:p>
        </draw:rect>
        <draw:frame draw:style-name="gr2" draw:text-style-name="P4" draw:layer="layout" svg:width="4.63cm" svg:height="1.623cm" svg:x="2.505cm" svg:y="5.012cm">
          <draw:text-box>
            <text:p text:style-name="P3"><text:span text:style-name="T2">Flat list</text:span></text:p>
          </draw:text-box>
        </draw:frame>
        <draw:frame draw:style-name="gr2" draw:text-style-name="P6" draw:layer="layout" svg:width="10.306cm" svg:height="1.796cm" svg:x="1.635cm" svg:y="1.339cm">
          <draw:text-box>
            <text:p text:style-name="P5"><text:span text:style-name="T3">DISPLAY MODE</text:span></text:p>
          </draw:text-box>
        </draw:frame>
        <draw:line draw:style-name="gr3" draw:text-style-name="P7" draw:layer="layout" svg:x1="14.635cm" svg:y1="8.135cm" svg:x2="14.635cm" svg:y2="10.635cm">
          <text:p text:style-name="P5"/>
        </draw:line>
        <draw:custom-shape draw:style-name="gr4" draw:text-style-name="P7" draw:layer="layout" svg:width="1.503cm" svg:height="1.536cm" svg:x="15.135cm" svg:y="8.635cm">
          <text:p text:style-name="P5"/>
          <draw:enhanced-geometry svg:viewBox="0 0 21600 21600" draw:glue-points="10800 0 ?f1 10800 0 21600 10800 21600 21600 21600 ?f7 10800" draw:text-areas="?f1 10800 ?f2 18000 ?f3 7200 ?f4 21600" draw:mirror-vertical="true" draw:type="isosceles-triangle" draw:modifiers="9137.908061292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5.907cm" svg:height="2.384cm" svg:x="1.635cm" svg:y="22.135cm">
          <draw:text-box>
            <text:p text:style-name="P5">In a flat list, all documents of the root list are displayed,</text:p>
            <text:p text:style-name="P5">without display depth.For example, here item is a child </text:p>
            <text:p text:style-name="P5">of List2 but it's displayed on a same level.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5" draw:text-style-name="P1" draw:layer="layout" svg:width="9cm" svg:height="2.5cm" svg:x="9.135cm" svg:y="15.635cm">
          <text:p text:style-name="P1"><text:span text:style-name="T1">Folder</text:span></text:p>
        </draw:rect>
        <draw:rect draw:style-name="gr5" draw:text-style-name="P1" draw:layer="layout" svg:width="9cm" svg:height="2.5cm" svg:x="9.135cm" svg:y="10.635cm">
          <text:p text:style-name="P1"><text:span text:style-name="T1">List3</text:span></text:p>
        </draw:rect>
        <draw:rect draw:style-name="gr1" draw:text-style-name="P2" draw:layer="layout" svg:width="9cm" svg:height="2.5cm" svg:x="9.134cm" svg:y="8.134cm">
          <text:p text:style-name="P1"><text:span text:style-name="T1"><text:s text:c="9"/></text:span><text:span text:style-name="T1">Item</text:span></text:p>
        </draw:rect>
        <draw:rect draw:style-name="gr5" draw:text-style-name="P1" draw:layer="layout" svg:width="9cm" svg:height="2.5cm" svg:x="9.134cm" svg:y="5.634cm">
          <text:p text:style-name="P1"><text:span text:style-name="T1">List2</text:span></text:p>
        </draw:rect>
        <draw:rect draw:style-name="gr1" draw:text-style-name="P2" draw:layer="layout" svg:width="9cm" svg:height="2.5cm" svg:x="9.135cm" svg:y="3.135cm">
          <text:p text:style-name="P1"><text:span text:style-name="T1">List1</text:span></text:p>
        </draw:rect>
        <draw:frame draw:style-name="gr2" draw:text-style-name="P4" draw:layer="layout" svg:width="5.078cm" svg:height="1.623cm" svg:x="2.557cm" svg:y="1.635cm">
          <draw:text-box>
            <text:p text:style-name="P3"><text:span text:style-name="T2">Tree list</text:span></text:p>
          </draw:text-box>
        </draw:frame>
        <draw:line draw:style-name="gr3" draw:text-style-name="P7" draw:layer="layout" svg:x1="15.635cm" svg:y1="3.135cm" svg:x2="15.635cm" svg:y2="5.635cm">
          <text:p text:style-name="P5"/>
        </draw:line>
        <draw:custom-shape draw:style-name="gr4" draw:text-style-name="P7" draw:layer="layout" svg:width="1.503cm" svg:height="1.536cm" svg:x="16.135cm" svg:y="3.635cm">
          <text:p text:style-name="P5"/>
          <draw:enhanced-geometry svg:viewBox="0 0 21600 21600" draw:glue-points="10800 0 ?f1 10800 0 21600 10800 21600 21600 21600 ?f7 10800" draw:text-areas="?f1 10800 ?f2 18000 ?f3 7200 ?f4 21600" draw:mirror-vertical="true" draw:type="isosceles-triangle" draw:modifiers="9137.908061292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6.144cm" svg:height="2.384cm" svg:x="1.636cm" svg:y="22.136cm">
          <draw:text-box>
            <text:p text:style-name="P5">In a tree list, all documents of the root list are displayed,</text:p>
            <text:p text:style-name="P5">with display depth.For example, here item is a child </text:p>
            <text:p text:style-name="P5">of List2 and a marge are apply to the item's label.</text:p>
          </draw:text-box>
        </draw:frame>
        <draw:custom-shape draw:style-name="gr6" draw:text-style-name="P7" draw:layer="layout" svg:width="1.5cm" svg:height="1cm" svg:x="9.642cm" svg:y="6.44cm">
          <text:p text:style-name="P5"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7" draw:layer="layout" svg:width="1.5cm" svg:height="1cm" svg:x="9.59cm" svg:y="11.358cm">
          <text:p text:style-name="P5"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7" draw:layer="layout" svg:width="1.5cm" svg:height="1cm" svg:x="9.821cm" svg:y="16.52cm">
          <text:p text:style-name="P5"/>
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</draw:custom-shape>
        <draw:rect draw:style-name="gr1" draw:text-style-name="P2" draw:layer="layout" svg:width="9cm" svg:height="2.5cm" svg:x="9.134cm" svg:y="13.134cm">
          <text:p text:style-name="P1"><text:span text:style-name="T1"><text:s text:c="9"/></text:span><text:span text:style-name="T1">Item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12T17:22:04</meta:creation-date>
    <dc:date>2006-09-12T17:47:05</dc:date>
    <dc:language>fr-FR</dc:language>
    <meta:editing-cycles>4</meta:editing-cycles>
    <meta:editing-duration>PT25M2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